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d4e54"/>
    </style:style>
    <style:style style:name="P2" style:family="paragraph" style:parent-style-name="Addressee">
      <style:text-properties officeooo:paragraph-rsid="000d4e54"/>
    </style:style>
    <style:style style:name="P3" style:family="paragraph" style:parent-style-name="Text_20_body" style:list-style-name="L1">
      <style:text-properties officeooo:paragraph-rsid="000d4e54"/>
    </style:style>
    <style:style style:name="P4" style:family="paragraph" style:parent-style-name="Text_20_body" style:list-style-name="L1">
      <style:text-properties officeooo:rsid="0298589f" officeooo:paragraph-rsid="000d4e54"/>
    </style:style>
    <style:style style:name="P5" style:family="paragraph" style:parent-style-name="Text_20_body" style:list-style-name="L4">
      <style:text-properties officeooo:rsid="0299a8b0" officeooo:paragraph-rsid="000d4e54"/>
    </style:style>
    <style:style style:name="P6" style:family="paragraph" style:parent-style-name="Text_20_body">
      <style:text-properties officeooo:paragraph-rsid="0023e148"/>
    </style:style>
    <style:style style:name="P7" style:family="paragraph" style:parent-style-name="Text_20_body" style:list-style-name="L1">
      <style:paragraph-properties fo:margin-top="0in" fo:margin-bottom="0in" loext:contextual-spacing="false"/>
      <style:text-properties officeooo:paragraph-rsid="000d4e54"/>
    </style:style>
    <style:style style:name="P8" style:family="paragraph" style:parent-style-name="Text_20_body" style:list-style-name="L1">
      <style:paragraph-properties fo:margin-top="0in" fo:margin-bottom="0in" loext:contextual-spacing="false"/>
      <style:text-properties officeooo:paragraph-rsid="00109b2c"/>
    </style:style>
    <style:style style:name="P9" style:family="paragraph" style:parent-style-name="Text_20_body" style:list-style-name="L2">
      <style:paragraph-properties fo:margin-top="0in" fo:margin-bottom="0in" loext:contextual-spacing="false"/>
      <style:text-properties officeooo:rsid="0016a040" officeooo:paragraph-rsid="0016a040"/>
    </style:style>
    <style:style style:name="P10" style:family="paragraph" style:parent-style-name="Text_20_body" style:list-style-name="L1">
      <style:paragraph-properties fo:margin-top="0in" fo:margin-bottom="0in" loext:contextual-spacing="false"/>
      <style:text-properties officeooo:rsid="0016a040" officeooo:paragraph-rsid="0016a040"/>
    </style:style>
    <style:style style:name="P11" style:family="paragraph" style:parent-style-name="Text_20_body" style:list-style-name="L3">
      <style:paragraph-properties fo:margin-top="0in" fo:margin-bottom="0in" loext:contextual-spacing="false"/>
      <style:text-properties officeooo:rsid="0016a040" officeooo:paragraph-rsid="0016a040"/>
    </style:style>
    <style:style style:name="P12" style:family="paragraph" style:parent-style-name="Text_20_body" style:list-style-name="L1">
      <style:paragraph-properties fo:margin-top="0in" fo:margin-bottom="0in" loext:contextual-spacing="false"/>
      <style:text-properties officeooo:rsid="00146f1b" officeooo:paragraph-rsid="00146f1b"/>
    </style:style>
    <style:style style:name="P13" style:family="paragraph" style:parent-style-name="Text_20_body" style:list-style-name="L1">
      <style:paragraph-properties fo:margin-top="0in" fo:margin-bottom="0in" loext:contextual-spacing="false"/>
      <style:text-properties officeooo:rsid="00125ed6" officeooo:paragraph-rsid="00125ed6"/>
    </style:style>
    <style:style style:name="P14" style:family="paragraph" style:parent-style-name="Text_20_body" style:list-style-name="L1">
      <style:paragraph-properties fo:margin-top="0in" fo:margin-bottom="0in" loext:contextual-spacing="false"/>
      <style:text-properties officeooo:rsid="00128bec" officeooo:paragraph-rsid="00128bec"/>
    </style:style>
    <style:style style:name="P15" style:family="paragraph" style:parent-style-name="Text_20_body" style:list-style-name="L1">
      <style:paragraph-properties fo:margin-top="0in" fo:margin-bottom="0in" loext:contextual-spacing="false"/>
      <style:text-properties officeooo:rsid="001bf01d" officeooo:paragraph-rsid="001bf01d"/>
    </style:style>
    <style:style style:name="P16" style:family="paragraph" style:parent-style-name="Text_20_body" style:list-style-name="L1">
      <style:paragraph-properties fo:margin-top="0in" fo:margin-bottom="0in" loext:contextual-spacing="false"/>
      <style:text-properties officeooo:rsid="001bf01d" officeooo:paragraph-rsid="001c8bf3"/>
    </style:style>
    <style:style style:name="P17" style:family="paragraph" style:parent-style-name="Text_20_body" style:list-style-name="L1">
      <style:paragraph-properties fo:margin-top="0in" fo:margin-bottom="0in" loext:contextual-spacing="false"/>
      <style:text-properties officeooo:rsid="00224055" officeooo:paragraph-rsid="00224055"/>
    </style:style>
    <style:style style:name="P18" style:family="paragraph" style:parent-style-name="Preformatted_20_Text" style:list-style-name="L1">
      <style:paragraph-properties fo:margin-top="0in" fo:margin-bottom="0.1965in" loext:contextual-spacing="false"/>
      <style:text-properties officeooo:paragraph-rsid="000d4e54"/>
    </style:style>
    <style:style style:name="P19" style:family="paragraph" style:parent-style-name="Heading_20_1">
      <style:paragraph-properties fo:text-align="start" style:justify-single-word="false"/>
    </style:style>
    <style:style style:name="P20" style:family="paragraph" style:parent-style-name="Heading_20_1">
      <style:text-properties officeooo:paragraph-rsid="0023e148"/>
    </style:style>
    <style:style style:name="T1" style:family="text">
      <style:text-properties style:font-name="Liberation Serif" fo:font-size="24pt" style:font-size-asian="24pt" style:font-size-complex="24pt"/>
    </style:style>
    <style:style style:name="T2" style:family="text">
      <style:text-properties style:font-name="Liberation Serif" fo:font-size="24pt" officeooo:rsid="03578988" style:font-size-asian="24pt" style:font-size-complex="24pt"/>
    </style:style>
    <style:style style:name="T3" style:family="text">
      <style:text-properties style:font-name="Liberation Serif" fo:font-size="24pt" officeooo:rsid="002640fc" style:font-size-asian="24pt" style:font-size-complex="24pt"/>
    </style:style>
    <style:style style:name="T4" style:family="text">
      <style:text-properties officeooo:rsid="01dc3eff"/>
    </style:style>
    <style:style style:name="T5" style:family="text">
      <style:text-properties officeooo:rsid="01d62a67"/>
    </style:style>
    <style:style style:name="T6" style:family="text">
      <style:text-properties officeooo:rsid="01dbdff1"/>
    </style:style>
    <style:style style:name="T7" style:family="text">
      <style:text-properties style:text-underline-style="solid" style:text-underline-width="auto" style:text-underline-color="font-color"/>
    </style:style>
    <style:style style:name="T8" style:family="text">
      <style:text-properties officeooo:rsid="01d7eff5"/>
    </style:style>
    <style:style style:name="T9" style:family="text">
      <style:text-properties officeooo:rsid="02db243f"/>
    </style:style>
    <style:style style:name="T10" style:family="text">
      <style:text-properties officeooo:rsid="0298589f"/>
    </style:style>
    <style:style style:name="T11" style:family="text">
      <style:text-properties officeooo:rsid="029a84f8"/>
    </style:style>
    <style:style style:name="T12" style:family="text">
      <style:text-properties fo:font-weight="bold"/>
    </style:style>
    <style:style style:name="T13" style:family="text">
      <style:text-properties officeooo:rsid="00109b2c"/>
    </style:style>
    <style:style style:name="T14" style:family="text">
      <style:text-properties officeooo:rsid="001527a3"/>
    </style:style>
    <style:style style:name="T15" style:family="text">
      <style:text-properties fo:font-size="11pt" style:font-size-asian="11pt" style:font-size-complex="11pt"/>
    </style:style>
    <style:style style:name="T16" style:family="text">
      <style:text-properties fo:font-size="11pt" officeooo:rsid="000af9d9" style:font-size-asian="11pt" style:font-size-complex="11pt"/>
    </style:style>
    <style:style style:name="T17" style:family="text">
      <style:text-properties fo:font-size="11pt" officeooo:rsid="0049b4a9" style:font-size-asian="11pt" style:font-size-complex="11pt"/>
    </style:style>
    <style:style style:name="T18" style:family="text">
      <style:text-properties officeooo:rsid="001851aa"/>
    </style:style>
    <style:style style:name="T19" style:family="text">
      <style:text-properties officeooo:rsid="001c8bf3"/>
    </style:style>
    <style:style style:name="T20" style:family="text">
      <style:text-properties fo:font-style="normal" officeooo:rsid="001c8bf3" style:font-style-asian="normal" style:font-style-complex="normal"/>
    </style:style>
    <style:style style:name="T21" style:family="text">
      <style:text-properties officeooo:rsid="0023e148"/>
    </style:style>
    <style:style style:name="T22" style:family="text">
      <style:text-properties style:font-name="Liberation Serif"/>
    </style:style>
    <style:style style:name="T23" style:family="text">
      <style:text-properties style:font-name="Liberation Serif" officeooo:rsid="0023e148"/>
    </style:style>
    <style:style style:name="T24" style:family="text">
      <style:text-properties style:font-name="Liberation Serif" officeooo:rsid="001851aa"/>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tab/><text:tab/><text:tab/><text:tab/>Edward C. Zimmermann &lt;</text:span><text:a xlink:type="simple" xlink:href="mailto:edz@nonmonotonic.net" text:style-name="Internet_20_link" text:visited-style-name="Visited_20_Internet_20_Link"><text:span text:style-name="Source_20_Text">edz@nonmonotonic.net</text:span></text:a><text:span text:style-name="Source_20_Text">&gt;</text:span></text:p>
      <text:h text:style-name="P20" text:outline-level="1"><text:span text:style-name="Source_20_Text"><text:span text:style-name="T23">Abstract</text:span></text:span></text:h>
      <text:p text:style-name="P6"><text:span text:style-name="Source_20_Text"><text:span text:style-name="T23">There are a vast number of engines on the market. On the commerical side there is, for example, MarkLogic; there are RBMSs with fulltext support like SQLlite and the extraordinary PostgreSQL; and on the “open source” side there engines like ElasticSearch, Solr and Neo4j. The last 3, interestingly, are not really engines but are applications based around the Lucene engine. This study thus compares re-Isearch to Lucene.</text:span></text:span></text:p>
      <text:h text:style-name="P19" text:outline-level="1"><text:span text:style-name="Source_20_Text"><text:span text:style-name="T22">Lucene </text:span></text:span><text:span text:style-name="Source_20_Text"><text:span text:style-name="T24">Comparison</text:span></text:span></text:h>
      <text:p text:style-name="P1"><text:span text:style-name="T4">Lucene is a very popular engine. It is the motor behind ElasticSearch, Solr, Neo4j and many other products. </text:span>To compare Lucene with <text:span text:style-name="T5">re-Isearch</text:span> is really to compare potatoes with fish. They have quite different histories, design considerations and goals. The following short sketch attempts, however, to outline a few points since we've been asked.</text:p>
      <text:list xml:id="list4215915359" text:style-name="L1">
        <text:list-item>
          <text:p text:style-name="P7">Design target</text:p>
          <text:list>
            <text:list-item>
              <text:p text:style-name="P7">Lucene was designed to be a reasonably flexible fulltext search engine with support for fields. Its a more or less traditional unstructured text search system using <text:span text:style-name="T4">an optimized </text:span>inverted index. </text:p>
            </text:list-item>
            <text:list-item>
              <text:p text:style-name="P7">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
      <text:list xml:id="list54316750" text:style-name="L2">
        <text:list-item>
          <text:list>
            <text:list-item>
              <text:p text:style-name="P9">Lucene is packaged in a number of solutions like ElasticSearch, Solr and Neo4j. They all have applications that are nearly turn-key to make it easy to get running. Solr is bundled as the built-in search in many applications like CMSs and ECMs, Cloudera’s Hadoop,...</text:p>
            </text:list-item>
          </text:list>
        </text:list-item>
      </text:list>
      <text:list xml:id="list114939182081507" text:continue-list="list4215915359" text:style-name="L1">
        <text:list-item>
          <text:list>
            <text:list-item>
              <text:p text:style-name="P10">Re-Isearch is not a complete solution. Its not a turn-key application. Its like Lucene merely enabling technology. Despite the command line tools supplied and the available information servers (SRU/W, ISO23950/Z.2950 etc.) its really just a library and some scaffolding.</text:p>
            </text:list-item>
          </text:list>
        </text:list-item>
        <text:list-item>
          <text:p text:style-name="P15">Data Import (Document Formats)</text:p>
          <text:list>
            <text:list-item>
              <text:p text:style-name="P16">Lucene’s tokenizer <text:span text:style-name="T19">does not really support any document formats natively. It depends upon analyzers and these too don’t really support any formats. Instead Lucene (Solr) depends upon external libraries such as Apache Tika.</text:span></text:p>
            </text:list-item>
            <text:list-item>
              <text:p text:style-name="P16"><text:span text:style-name="T19">Re-Isearch’s, to use Lucene’s nomenclature, tokenizer and analyers (which we call </text:span><text:span text:style-name="T20">doctypes</text:span><text:span text:style-name="T19">) are firmly intertwined into the engine’s architecture. <text:s/>It natively indexes a </text:span><text:soft-page-break/><text:span text:style-name="T19">large number of formats like SGML/XML, emails, BibTeX, Medline and over 60 other formats of which many dozens are fundamental such as token seperated values, paragraph text which allow through simple configuration their applications to many 100s of more exotic and proprietary formats. It also supports, like Lucene, filters to convert formats or extract metadata. It can user any filter as well as, naturally, those based upon Apache Tika. Out-of-the-box it supports, for example, in a number of classes the Pandoc tool for a vast array of formats, filters like catdoc for older Microsoft Word files and xls2ssv for older Microsoft Spreadsheets.</text:span></text:p>
            </text:list-item>
            <text:list-item>
              <text:p text:style-name="P17">One adds new Analzers to Lucene by extending Lucene in Java. There is not fool proof protection of intellectual property. Java can always be reverse engineered.</text:p>
            </text:list-item>
            <text:list-item>
              <text:p text:style-name="P17">One can add new Doctypes to re-Isearch easily either directly via a contribution of source code to its built-in core or via a plug-in. Plugins are C or C++ language compiled loadable objects. They can be closed source and proprietary. They don’t need to adhere to the re-Isearch license.</text:p>
            </text:list-item>
          </text:list>
        </text:list-item>
        <text:list-item>
          <text:p text:style-name="P10">Market Share</text:p>
        </text:list-item>
      </text:list>
      <text:list xml:id="list2430420850" text:style-name="L3">
        <text:list-item>
          <text:list>
            <text:list-item>
              <text:p text:style-name="P11">Lucene has a sizeable market pressence. <text:span text:style-name="T17">Lucene has an infrastructure of consultants. </text:span>ElasticSearch is publically traded and has a market capitalization of more than <text:span text:style-name="T16">14 </text:span><text:span text:style-name="T15">billion</text:span><text:span text:style-name="T16"> US</text:span><text:span text:style-name="T17">D.</text:span></text:p>
            </text:list-item>
            <text:list-item>
              <text:p text:style-name="P11"><text:span text:style-name="T17">R</text:span><text:span text:style-name="T15">e-Isearch, despite its more than 20 year history, is the “new kid on the block”.</text:span></text:p>
            </text:list-item>
          </text:list>
        </text:list-item>
      </text:list>
      <text:list xml:id="list114938481365026" text:continue-list="list114939182081507" text:style-name="L1">
        <text:list-item>
          <text:p text:style-name="P7">Java</text:p>
          <text:list>
            <text:list-item>
              <text:p text:style-name="P7">Lucene is <text:span text:style-name="T4">typically</text:span> pure Java. Its 100% written in Java. Its more or less Java thread safe but not completely.</text:p>
            </text:list-item>
            <text:list-item>
              <text:p text:style-name="P3">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7">Lucene needs Java to run (although there are a few <text:span text:style-name="T4">forks rewriting the</text:span> algorithms <text:span text:style-name="T4">and structures </text:span>into other languages). Java is, in our educated opinion, a fine language for developing many kinds of applications <text:span text:style-name="T4">(especially given the availability of Java developing talent)</text:span> but is less than ideal for database, search and retrieval.</text:p>
            </text:list-item>
            <text:list-item>
              <text:p text:style-name="P7">re-Isearch allows for applications to use its algorithms to be written in Java but does not require the use of Java. Our favorite language for writing applications to use re-Isearch is, in fact, Python and not Java.</text:p>
            </text:list-item>
            <text:list-item>
              <text:p text:style-name="P12">Java continues to have some copyright and license issues. Java SE 8 <text:span text:style-name="T14">and newer</text:span> public updates will no longer be available for "Business, Commercial or Production use" without a commercial license.</text:p>
            </text:list-item>
          </text:list>
        </text:list-item>
        <text:list-item>
          <text:p text:style-name="P7"><text:soft-page-break/>Portability</text:p>
          <text:list>
            <text:list-item>
              <text:p text:style-name="P7">Since Lucene is pure Java its portable to platforms with suitable JVMs. Packages should just run from platform to platform. No need, in theory, for specific binaries beyond the JVM.</text:p>
            </text:list-item>
            <text:list-item>
              <text:p text:style-name="P7">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7">Threads</text:p>
          <text:list>
            <text:list-item>
              <text:p text:style-name="P7">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7">re-Isearch is designed to handle S/R concurrency. <text:span text:style-name="T6">T</text:span>he indexer <text:span text:style-name="T6">has been designed to be able to</text:span> run nearly continuously <text:span text:style-name="T6">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3"><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7">run search in threads</text:span></text:a>? <text:s/>In a nutshell: not really and especially not with lower cost servers <text:span text:style-name="T8">built around the x86 architecture and PCIe bus</text:span>. They have single data ports which limit their input and output to their serial flow through the pipeline. <text:span text:style-name="T8">With fast SSDs this is particularly apparent but</text:span> <text:span text:style-name="T8">even with slower hardd</text:span>isks <text:span text:style-name="T8">it is noticeable as they </text:span>are limited to reads within a sector. <text:span text:style-name="T8">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ext:soft-page-break/>the last in a sequential queue— Search performance, after all, is driven more by memory access speed and I/O latency than by CPU speed.</text:p>
            </text:list-item>
          </text:list>
        </text:list-item>
        <text:list-item>
          <text:p text:style-name="P7">Searching multiple indexes, JOINs etc.</text:p>
          <text:list>
            <text:list-item>
              <text:p text:style-name="P8">With lucene you can only search 1 index with a query. There is no means to create virtual indexes. While Lucene/Solr/Elastic don’t really have virtual targets they do support something similar: Shards. <text:span text:style-name="T13">Shards allow for an index to be distributed but they demand design and are not really suitable for on-the-fly collections. </text:span></text:p>
              <text:list>
                <text:list-item>
                  <text:p text:style-name="P8"><text:span text:style-name="T13">E</text:span>ach document indexed must have a unique key.</text:p>
                </text:list-item>
                <text:list-item>
                  <text:p text:style-name="P8"><text:span text:style-name="T13">If a search </text:span>discovers duplicate document IDs <text:span text:style-name="T13">it</text:span> selects the first document and discards subsequent ones.</text:p>
                </text:list-item>
              </text:list>
            </text:list-item>
            <text:list-item>
              <text:p text:style-name="P7">re-Isearch supports virtual indexes and index import. One can create on demand virtual collections of indexes and transparently search them with a single query.</text:p>
              <text:list>
                <text:list-item>
                  <text:p text:style-name="P13">While each record in an index must have a unique key, keys across distributed indexes or virtual collections don’t need to be unique. In fact we exploit the keys to understand that the records are talking about the same object and can use it for joins.</text:p>
                </text:list-item>
              </text:list>
            </text:list-item>
            <text:list-item>
              <text:p text:style-name="P7">With Lucene there is no means to import and merge multiple indexes into a single index. </text:p>
            </text:list-item>
            <text:list-item>
              <text:p text:style-name="P7">With re-Isearch can also import multiple indexes into a single index.</text:p>
              <text:list>
                <text:list-item>
                  <text:p text:style-name="P7">When importing one index into another, key clashes are handled by versioning. The existing record with the clashed key gets a new revisioned key. Depending upon configuration it may or my not be market as deleted.</text:p>
                </text:list-item>
              </text:list>
            </text:list-item>
            <text:list-item>
              <text:p text:style-name="P3">re-Isearch supports also JOINs and via the object system these joins can be to RDBMSs. </text:p>
            </text:list-item>
          </text:list>
        </text:list-item>
        <text:list-item>
          <text:p text:style-name="P7">Permitted document size and speed</text:p>
          <text:list>
            <text:list-item>
              <text:p text:style-name="P7">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7">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9">ignoring document structure,</text:span> significantly faster than one could copy the documents into a tar archiv<text:span text:style-name="T9">e</text:span>. The more and <text:soft-page-break/>faster the I/O (memory, disk etc.) the faster the indexing process. <text:span text:style-name="T9">Depending upon the document format most of the time to build a database is spent not in the term indexing but in parsing the document structure into records and parsing those records into elements.</text:span></text:p>
            </text:list-item>
          </text:list>
        </text:list-item>
        <text:list-item>
          <text:p text:style-name="P7">Field length</text:p>
          <text:list>
            <text:list-item>
              <text:p text:style-name="P7">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7">re-Isearch places no limitation of max. field length. Just as a document can contain an number of terms, a field can contain any number of terms— and one can have any number of fields as well.</text:p>
            </text:list-item>
          </text:list>
        </text:list-item>
        <text:list-item>
          <text:p text:style-name="P14">Number of Fields</text:p>
          <text:list>
            <text:list-item>
              <text:p text:style-name="P14">Lucene sets a soft maximum number of fields. They generally recommend that one don’t go beyond 1000. It is just not designed for more—one can up the number but generally Lucene is designed to allows a unique set of fields per document in one index.</text:p>
            </text:list-item>
            <text:list-item>
              <text:p text:style-name="P14">Re-Isearch sets no maximum.</text:p>
            </text:list-item>
          </text:list>
        </text:list-item>
        <text:list-item>
          <text:p text:style-name="P7">Memory Demands</text:p>
          <text:list>
            <text:list-item>
              <text:p text:style-name="P7">Lucene (including Java) needs a lot of memory to run. RAM memory consumption is more or less constant at a high level during both indexing and searching activities.</text:p>
            </text:list-item>
            <text:list-item>
              <text:p text:style-name="P3">re-Isearch can be configured to use a specific amount of memory during index. It can also self-configure itself to run in a portion of the free RAM available on the system (determined at indexing start).</text:p>
            </text:list-item>
            <text:list-item>
              <text:p text:style-name="P7">Lucene has a high fixed memory demand for search since segments of indexes are copied into memory.</text:p>
            </text:list-item>
            <text:list-item>
              <text:p text:style-name="P3">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7">Since Lucene is Java it is dependent upon the Java memory management (garbage collector) to manage system memory. Java tends to "hog" memory: normally takes but returns little memory to the operating system.</text:p>
            </text:list-item>
            <text:list-item>
              <text:p text:style-name="P7">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7">Exclused terms / Stop words</text:p>
          <text:list>
            <text:list-item>
              <text:p text:style-name="P7"><text:soft-page-break/>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3">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7">Term length</text:p>
          <text:list>
            <text:list-item>
              <text:p text:style-name="P7">Lucene places limits on the lengths of terms</text:p>
            </text:list-item>
            <text:list-item>
              <text:p text:style-name="P3">re-Isearch is designed to handle terms/words of any length.</text:p>
            </text:list-item>
          </text:list>
        </text:list-item>
        <text:list-item>
          <text:p text:style-name="P7">Search Terms/Wild cards/Truncated search terms</text:p>
          <text:list>
            <text:list-item>
              <text:p text:style-name="P7">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7">A sorted term enumeration is started from the term alphabetically closest to/after the given prefix (the term characters on the left). This enumerates all terms from all existing fields in the index.</text:p>
                </text:list-item>
                <text:list-item>
                  <text:p text:style-name="P7">For each term, Lucene checks if the term actually starts with the prefix and belongs to the given field. If so the term is added to a BooleanQuery as a TermQuery with OR logic.</text:p>
                </text:list-item>
                <text:list-item>
                  <text:p text:style-name="P7">The process produced a constructed BooleanQuery which contains exactly as many clauses as there were terms matching the prefix.</text:p>
                </text:list-item>
              </text:list>
              <text:p text:style-name="P7">For a WildcardQuery, the process is similar in that the term value string containing wildcard(s) is also expanded to all matching terms for the given field and OR-combined using a BooleanQuery.</text:p>
            </text:list-item>
            <text:list-item>
              <text:p text:style-name="P7">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text:soft-page-break/>a proportion of the total number of records in the index or unlimited) the search will stop when that mark is passed (default is unlimited number of records). </text:p>
              <text:list>
                <text:list-item>
                  <text:p text:style-name="P7">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3">re-Isearch supports not just wildcards but full glob (POSIX 1003.2, 3.13) including some extensions. These can be applied to the entire search expression including path and term components.</text:p>
                </text:list-item>
              </text:list>
            </text:list-item>
            <text:list-item>
              <text:p text:style-name="P7">Lucene normally supports only wildcards to the right (prefix queries).</text:p>
            </text:list-item>
            <text:list-item>
              <text:p text:style-name="P3">re-Isearch supports both right and left truncation as well as generic glob expressions.</text:p>
            </text:list-item>
            <text:list-item>
              <text:p text:style-name="P7">Lucene does not normally allow for wildcards in field names</text:p>
            </text:list-item>
            <text:list-item>
              <text:p text:style-name="P3">re-Isearch allows for wildcards (glob expressions) in field names and paths.</text:p>
            </text:list-item>
            <text:list-item>
              <text:p text:style-name="P7">Lucene does not support combinations of phrase and wildcard as in the right truncated phrase search "search optim"*</text:p>
            </text:list-item>
            <text:list-item>
              <text:p text:style-name="P3">re-Isearch allows for wildcards.</text:p>
            </text:list-item>
          </text:list>
        </text:list-item>
        <text:list-item>
          <text:p text:style-name="P7">Proximity</text:p>
          <text:list>
            <text:list-item>
              <text:p text:style-name="P7">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3">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3"><text:s/><text:span text:style-name="T10">Normalization</text:span></text:p>
          <text:list>
            <text:list-item>
              <text:p text:style-name="P4">Lucene supports both TD-IDF and BM25 Normalization. BM25 is extremely popular and has done quite well in search comparison testing.</text:p>
            </text:list-item>
            <text:list-item>
              <text:p text:style-name="P4">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text:soft-page-break/>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470646186" text:style-name="L4">
        <text:list-item>
          <text:list>
            <text:list-header>
              <text:p text:style-name="P5">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11">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14939524556087" text:continue-list="list114938481365026" text:style-name="L1">
        <text:list-item>
          <text:p text:style-name="P7">Boolean operations</text:p>
          <text:list>
            <text:list-item>
              <text:p text:style-name="P7">Lucene does not use the pure boolean information retrieval model or support boolean operators but simulates some of the basic user-side functionality for inclusion and exclusion via a modal prefix model. Lucene has two term prefix ops: "<text:span text:style-name="T12">+</text:span>" (for "<text:span text:style-name="T7">must</text:span> contain"), "<text:span text:style-name="T12">-</text:span>" (for "<text:span text:style-name="T7">must not</text:span> contain"). Terms without a prefix are "<text:span text:style-name="T7">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3">re-Isearch is overloaded with operators (probably more than most people have ever heard of).</text:p>
            </text:list-item>
          </text:list>
        </text:list-item>
        <text:list-item>
          <text:p text:style-name="P7">Unary operators</text:p>
          <text:list>
            <text:list-item>
              <text:p text:style-name="P7">Lucene has effectively no unary operators. The closest to unary operations are term boost (weight) and "fuzzy" but they are limited to use as term modifiers.</text:p>
            </text:list-item>
            <text:list-item>
              <text:p text:style-name="P3">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7">Query Languages/Interfaces</text:p>
          <text:list>
            <text:list-item>
              <text:p text:style-name="P7">Lucene does not per say have a query language since it contains only terms and modifiers (+,-, weight). These may be processed in any order. There are a number of classes to try to convert other languages into Lucene's model. </text:p>
            </text:list-item>
            <text:list-item>
              <text:p text:style-name="P3">re-Isearch uses a vector/boolean information retrieval model. Queries are driven by an object oriented automata. These may be created as program objects or parses from any <text:soft-page-break/>of a number of query languages. At the heart of re-Isearch's model is an RPN stack based language and there are a number a number of classes to convert from other query languages into RPN. </text:p>
            </text:list-item>
            <text:list-item>
              <text:p text:style-name="P7">Lucene's boolean query class limits the number of clauses (typ. 1024). This makes sense since Lucene too limits the number of terms in a query (typ. 1024).</text:p>
            </text:list-item>
            <text:list-item>
              <text:p text:style-name="P3">re-Isearch's boolean query class places not limits on the number of clauses, terms, operators etc.</text:p>
            </text:list-item>
            <text:list-item>
              <text:p text:style-name="P7">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3">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7">Does the position of the matches in the text affect the scoring?</text:p>
          <text:list>
            <text:list-item>
              <text:p text:style-name="P7">In Lucene: No, the position of matches within a field does not affect ranking. </text:p>
            </text:list-item>
            <text:list-item>
              <text:p text:style-name="P3">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7">Field differences</text:p>
          <text:list>
            <text:list-item>
              <text:p text:style-name="P7">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3">re-Isearch contains diagnostics.</text:p>
            </text:list-item>
            <text:list-item>
              <text:p text:style-name="P7">Lucene's fields are <text:span text:style-name="Emphasis">Case Sensitive</text:span>. There is, to our knowledge, no way to switch it. </text:p>
            </text:list-item>
            <text:list-item>
              <text:p text:style-name="P3">re-Isearch <text:span text:style-name="Emphasis">by default</text:span> makes field names and paths <text:span text:style-name="Emphasis">case </text:span><text:span text:style-name="Emphasis"><text:span text:style-name="T7">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18">&lt;organization&gt;&lt;name&gt;BSn&lt;/name&gt;&lt;NAME&gt;Edward C. Zimmermann&lt;/NAME&gt;&lt;/organization&gt;</text:p>
              <text:p text:style-name="P3">its poor design just as there are reasons why domain names and email addresses too are not case dependent.</text:p>
            </text:list-item>
          </text:list>
        </text:list-item>
        <text:list-item>
          <text:p text:style-name="P7">Structure search</text:p>
          <text:list>
            <text:list-item>
              <text:p text:style-name="P7"><text:soft-page-break/>Lucene is a traditional inverted index fulltext engine. Its quite good at handling a limited number of fields but is inappropriate for use with arbitary trees.</text:p>
            </text:list-item>
            <text:list-item>
              <text:p text:style-name="P3">re-Isearch is not based on "Inverted file indexes" and uses other algorithms. It has no limits on the length of terms, their frequency and and can support arbitary structures and paths, including overlap.</text:p>
            </text:list-item>
            <text:list-item>
              <text:p text:style-name="P7">The granularity of Lucene (unit of retrieval) is the record as defined at the time of indexing.</text:p>
            </text:list-item>
            <text:list-item>
              <text:p text:style-name="P3">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7">The product of a search in Lucene is a identification for the record. To extract elements one must load the document (parse etc.) into an object model that supports addressing elements.</text:p>
            </text:list-item>
            <text:list-item>
              <text:p text:style-name="P3">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iberation Serif" fo:font-size="24pt" style:font-size-asian="24pt" style:font-size-complex="24pt"/>
    </style:style>
    <style:style style:name="MT2" style:family="text">
      <style:text-properties style:font-name="Liberation Serif" fo:font-size="24pt" officeooo:rsid="03578988" style:font-size-asian="24pt" style:font-size-complex="24pt"/>
    </style:style>
    <style:style style:name="MT3" style:family="text">
      <style:text-properties style:font-name="Liberation Serif" fo:font-size="24pt" officeooo:rsid="002640fc" style:font-size-asian="24pt" style:font-size-complex="2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Title"><text:span text:style-name="Source_20_Text"><text:span text:style-name="MT1">Comparison </text:span></text:span><text:span text:style-name="Source_20_Text"><text:span text:style-name="MT2">of re-Isearch</text:span></text:span><text:span text:style-name="Source_20_Text"><text:span text:style-name="MT1"> to Other Engines </text:span></text:span><text:span text:style-name="Source_20_Text"><text:span text:style-name="MT3">(v.3)</text:span></text:span></text:p>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13:29:30.532450766</meta:creation-date>
    <dc:date>2021-08-27T11:49:37.699559377</dc:date>
    <meta:editing-duration>PT1H51M10S</meta:editing-duration>
    <meta:editing-cycles>17</meta:editing-cycles>
    <meta:generator>LibreOffice/6.0.7.3$Linux_X86_64 LibreOffice_project/00m0$Build-3</meta:generator>
    <meta:document-statistic meta:table-count="0" meta:image-count="0" meta:object-count="0" meta:page-count="10" meta:paragraph-count="117" meta:word-count="3991" meta:character-count="23761" meta:non-whitespace-character-count="19975"/>
  </office:meta>
</office:document-meta>
</file>